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7ba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7ba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7ba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7ba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7ba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7ba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7ba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7ba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7ba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7ba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7ba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7ba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7ba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7ba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7ba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7ba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7ba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hann Sebastián Giusseppe Sifont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9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7026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marelis Josefina Sifontes Jimén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0587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6.7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0" meta:non-whitespace-character-count="1012"/>
    <meta:template xlink:type="simple" xlink:actuate="onRequest" xlink:title="Normal" xlink:href=""/>
  </office:meta>
</office:document-meta>
</file>